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http://www.w3.org/1999/XSL/Format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http://www.w3.org/2000/svg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http://www.w3.org/2001/SMIL20/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1cm"/>
    </style:style>
    <style:style style:name="gr3" style:family="graphic" style:parent-style-name="standard">
      <style:graphic-properties draw:fill="solid" draw:fill-color="#cccccc" draw:textarea-horizontal-align="center" draw:textarea-vertical-align="middle"/>
    </style:style>
    <style:style style:name="gr4" style:family="graphic" style:parent-style-name="standard">
      <style:graphic-properties draw:fill="none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2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  <style:text-properties fo:font-size="18pt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text-align="center"/>
      <style:text-properties fo:font-size="12pt"/>
    </style:style>
    <style:style style:name="P5" style:family="paragraph">
      <style:paragraph-properties fo:margin-left="0cm" fo:margin-right="0cm" fo:text-indent="0cm"/>
      <style:text-properties fo:font-size="14pt"/>
    </style:style>
    <style:style style:name="T1" style:family="text">
      <style:text-properties fo:font-size="18pt"/>
    </style:style>
    <style:style style:name="T2" style:family="text">
      <style:text-properties fo:font-size="12pt"/>
    </style:style>
    <style:style style:name="T3" style:family="text">
      <style:text-properties fo:font-size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5.5cm" svg:height="8cm" svg:x="4.05cm" svg:y="2.635cm">
          <text:p/>
        </draw:rect>
        <draw:frame draw:style-name="gr2" draw:text-style-name="P2" draw:layer="layout" svg:width="8cm" svg:height="1.25cm" draw:transform="rotate (1.5716689914206) translate (4.057cm 10.635cm)">
          <draw:text-box>
            <text:p text:style-name="P2"><text:span text:style-name="T1">Debug.Randomgenerator</text:span></text:p>
          </draw:text-box>
        </draw:frame>
        <draw:rect draw:style-name="gr3" draw:text-style-name="P1" draw:layer="layout" svg:width="3.5cm" svg:height="7cm" svg:x="6.05cm" svg:y="3.135cm">
          <text:p/>
        </draw:rect>
        <draw:rect draw:style-name="gr4" draw:text-style-name="P4" draw:layer="layout" svg:width="2.5cm" svg:height="1cm" svg:x="7.05cm" svg:y="3.635cm">
          <text:p text:style-name="P3"><text:span text:style-name="T2">Bool</text:span></text:p>
        </draw:rect>
        <draw:rect draw:style-name="gr4" draw:text-style-name="P4" draw:layer="layout" svg:width="2.5cm" svg:height="1cm" svg:x="7.05cm" svg:y="4.635cm">
          <text:p text:style-name="P3"><text:span text:style-name="T2">Byte</text:span></text:p>
        </draw:rect>
        <draw:rect draw:style-name="gr4" draw:text-style-name="P4" draw:layer="layout" svg:width="2.5cm" svg:height="1cm" svg:x="7.05cm" svg:y="5.635cm">
          <text:p text:style-name="P3"><text:span text:style-name="T2">Word</text:span></text:p>
        </draw:rect>
        <draw:rect draw:style-name="gr4" draw:text-style-name="P4" draw:layer="layout" svg:width="2.5cm" svg:height="1cm" svg:x="7.05cm" svg:y="6.635cm">
          <text:p text:style-name="P3"><text:span text:style-name="T2">DWord</text:span></text:p>
        </draw:rect>
        <draw:rect draw:style-name="gr4" draw:text-style-name="P4" draw:layer="layout" svg:width="2.5cm" svg:height="1cm" svg:x="7.05cm" svg:y="7.635cm">
          <text:p text:style-name="P3"><text:span text:style-name="T2">Float</text:span></text:p>
        </draw:rect>
        <draw:rect draw:style-name="gr4" draw:text-style-name="P4" draw:layer="layout" svg:width="2.5cm" svg:height="1cm" svg:x="7.05cm" svg:y="8.635cm">
          <text:p text:style-name="P3"><text:span text:style-name="T2">Double</text:span></text:p>
        </draw:rect>
        <draw:frame draw:style-name="gr5" draw:text-style-name="P5" draw:layer="layout" svg:width="4cm" svg:height="0.806cm" draw:transform="rotate (1.57236712312139) translate (6.244cm 8.636cm)">
          <draw:text-box>
            <text:p text:style-name="P5"><text:span text:style-name="T3">NS: Generato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http://www.w3.org/1999/XSL/Format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http://www.w3.org/2000/svg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http://www.w3.org/2001/SMIL20/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Tahoma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Tahoma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.635cm" fo:margin-bottom="0.672cm" fo:margin-left="0.55cm" fo:margin-right="0.685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http://www.w3.org/2001/SMIL20/" xmlns:anim="urn:oasis:names:tc:opendocument:xmlns:animation:1.0" office:version="1.0">
  <office:meta>
    <meta:generator>OpenOffice.org/1.9.79$Win32 OpenOffice.org_project/680m79$Build-8876$CWS-ooo20beta</meta:generator>
    <meta:creation-date>2005-05-04T18:46:14</meta:creation-date>
    <dc:date>2005-05-04T19:07:20</dc:date>
    <dc:language>de-DE</dc:language>
    <meta:editing-cycles>2</meta:editing-cycles>
    <meta:editing-duration>PT4M30S</meta:editing-duration>
    <meta:user-defined meta:name="Info 1"/>
    <meta:user-defined meta:name="Info 2"/>
    <meta:user-defined meta:name="Info 3"/>
    <meta:user-defined meta:name="Info 4"/>
    <meta:document-statistic meta:object-count="10"/>
  </office:meta>
</office:document-meta>
</file>